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ccanthis ADF Std" svg:font-family="'Accanthis ADF Std'"/>
    <style:font-face style:name="Times New Roman" svg:font-family="'Times New Roman'"/>
    <style:font-face style:name="FreeSans2" svg:font-family="FreeSans" style:font-family-generic="swiss"/>
    <style:font-face style:name="LM Roman 12" svg:font-family="'LM Roman 12'" style:font-adornments="12 Regular" style:font-pitch="variable"/>
    <style:font-face style:name="Droid Serif" svg:font-family="'Droid Serif'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标准" style:font-family-generic="roman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adornments="标准" style:font-family-generic="swiss" style:font-pitch="variable"/>
    <style:font-face style:name="FreeSans1" svg:font-family="FreeSans" style:font-adornments="标准" style:font-family-generic="swiss" style:font-pitch="variable"/>
    <style:font-face style:name="LM Sans Quot 8" svg:font-family="'LM Sans Quot 8'" style:font-adornments="8 Regular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d849" officeooo:paragraph-rsid="000ed849"/>
    </style:style>
    <style:style style:name="P2" style:family="paragraph" style:parent-style-name="Standard">
      <style:text-properties officeooo:paragraph-rsid="0014d52c"/>
    </style:style>
    <style:style style:name="P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paragraph-rsid="0014d52c"/>
    </style:style>
    <style:style style:name="P4" style:family="paragraph" style:parent-style-name="Text_20_body">
      <style:text-properties officeooo:rsid="0012f94a" officeooo:paragraph-rsid="0012f94a"/>
    </style:style>
    <style:style style:name="T1" style:family="text">
      <style:text-properties officeooo:rsid="000d1f45"/>
    </style:style>
    <style:style style:name="T2" style:family="text">
      <style:text-properties officeooo:rsid="00110751"/>
    </style:style>
    <style:style style:name="T3" style:family="text">
      <style:text-properties officeooo:rsid="0014d52c"/>
    </style:style>
    <style:style style:name="T4" style:family="text">
      <style:text-properties fo:font-variant="normal" fo:text-transform="none" fo:color="#000000" fo:letter-spacing="normal" style:font-name-asian="Times New Roman" style:font-style-asian="normal"/>
    </style:style>
    <style:style style:name="T5" style:family="text">
      <style:text-properties fo:font-variant="normal" fo:text-transform="none" fo:color="#000000" style:font-name="Times New Roman" fo:letter-spacing="normal" fo:font-style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2">Bash</text:span></text:h>
      <text:p text:style-name="P4">Outline: </text:p>
      <text:p text:style-name="P4">1. Bash and Bash script</text:p>
      <text:p text:style-name="P4">2. Bash environment</text:p>
      <text:p text:style-name="P4">3. Regular expression</text:p>
      <text:p text:style-name="P4">4. GNU sed stream editor</text:p>
      <text:p text:style-name="P4">5. GNU awk programming language</text:p>
      <text:p text:style-name="P4">6. Interactive script</text:p>
      <text:p text:style-name="P4">7. Catching signals</text:p>
      <text:p text:style-name="P1"><text:span text:style-name="T3">[1] </text:span>Bash-Beginners-Guide: <text:a xlink:type="simple" xlink:href="http://tldp.org/LDP/Bash-Beginners-Guide/html/index.html"><text:span text:style-name="T1">http://tldp.org/LDP/Bash-Beginners-Guide/html/index.html</text:span></text:a></text:p>
      <text:p text:style-name="P2"><text:span text:style-name="T3">[2] New version: </text:span><text:a xlink:type="simple" xlink:href="http://tille.garrels.be/training/bash/"><text:span text:style-name="T3">http://tille.garrels.be/training/bash/</text:span></text:a></text:p>
      <text:p text:style-name="P2"><text:span text:style-name="T3">[3] 正则表达式30分钟入门教程: </text:span><text:a xlink:type="simple" xlink:href="http://deerchao.net/tutorials/regex/regex.htm#howtouse"><text:span text:style-name="T3">http://deerchao.net/tutorials/regex/regex.htm#howtouse</text:span></text:a></text:p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ccanthis ADF Std" svg:font-family="'Accanthis ADF Std'"/>
    <style:font-face style:name="Times New Roman" svg:font-family="'Times New Roman'"/>
    <style:font-face style:name="FreeSans2" svg:font-family="FreeSans" style:font-family-generic="swiss"/>
    <style:font-face style:name="LM Roman 12" svg:font-family="'LM Roman 12'" style:font-adornments="12 Regular" style:font-pitch="variable"/>
    <style:font-face style:name="Droid Serif" svg:font-family="'Droid Serif'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标准" style:font-family-generic="roman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adornments="标准" style:font-family-generic="swiss" style:font-pitch="variable"/>
    <style:font-face style:name="FreeSans1" svg:font-family="FreeSans" style:font-adornments="标准" style:font-family-generic="swiss" style:font-pitch="variable"/>
    <style:font-face style:name="LM Sans Quot 8" svg:font-family="'LM Sans Quot 8'" style:font-adornments="8 Regular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ccanthis ADF St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ccanthis ADF St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style-name="标准" style:font-family-generic="swiss" style:font-pitch="variable" fo:font-size="14pt" style:font-name-asian="Droid Sans Fallback" style:font-family-asian="'Droid Sans Fallback'" style:font-style-name-asian="标准" style:font-family-generic-asian="swiss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text-properties fo:font-size="12pt" style:font-name-asian="Liberation Serif1" style:font-family-asian="'Liberation Serif'" style:font-style-name-asian="标准" style:font-family-generic-asian="roman" style:font-pitch-asian="variable" style:font-size-asian="10.5pt" style:font-size-complex="12pt"/>
    </style:style>
    <style:style style:name="List" style:family="paragraph" style:parent-style-name="Text_20_body" style:class="list">
      <style:text-properties style:font-name-asian="Accanthis ADF Std" style:font-family-asian="'Accanthis ADF Std'"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Accanthis ADF Std" style:font-family-asian="'Accanthis ADF Std'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ccanthis ADF Std" style:font-family-asian="'Accanthis ADF Std'" style:font-size-asian="12pt" style:font-name-complex="FreeSans2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23:42:45.196078108</meta:creation-date>
    <dc:date>2016-04-22T00:01:22.754102356</dc:date>
    <meta:editing-duration>PT18M4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51" meta:character-count="381" meta:non-whitespace-character-count="353"/>
  </office:meta>
</office:document-meta>
</file>